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b48" officeooo:paragraph-rsid="0005d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25/11/2021] Nous avons éprouvé des difficultés à se voir en présentiel en raison de la Covid-19 et des vacances. Ingrid a donc créé un serveur Discord afin de pallier cette absence et nous permettre de travailler de loin tout en conservant une structure de travail adéqu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3:41:13.830000000</meta:creation-date>
    <dc:date>2022-01-17T13:46:57.316000000</dc:date>
    <meta:editing-duration>PT5M44S</meta:editing-duration>
    <meta:editing-cycles>1</meta:editing-cycles>
    <meta:document-statistic meta:table-count="0" meta:image-count="0" meta:object-count="0" meta:page-count="1" meta:paragraph-count="1" meta:word-count="46" meta:character-count="275" meta:non-whitespace-character-count="230"/>
    <meta:generator>LibreOffice/7.0.4.2$Windows_X86_64 LibreOffice_project/dcf040e67528d9187c66b2379df5ea4407429775</meta:generator>
  </office:meta>
</office:document-meta>
</file>